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paragraph-rsid="0daa4ae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4cd335"/>
    </style:style>
    <style:style style:name="P56" style:family="paragraph" style:parent-style-name="Standard">
      <style:text-properties officeooo:paragraph-rsid="0f6d4ef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f2d76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0cc79a2d"/>
    </style:style>
    <style:style style:name="P66" style:family="paragraph" style:parent-style-name="Footnote">
      <style:text-properties officeooo:paragraph-rsid="0fa0ab6e"/>
    </style:style>
    <style:style style:name="P67" style:family="paragraph" style:parent-style-name="Footnote">
      <style:text-properties officeooo:paragraph-rsid="101f3d54"/>
    </style:style>
    <style:style style:name="P68" style:family="paragraph" style:parent-style-name="Standard">
      <style:text-properties officeooo:paragraph-rsid="1032d175"/>
    </style:style>
    <style:style style:name="P69" style:family="paragraph" style:parent-style-name="Footnote">
      <style:text-properties officeooo:paragraph-rsid="101b7bd9"/>
    </style:style>
    <style:style style:name="P70" style:family="paragraph" style:parent-style-name="Standard">
      <style:text-properties officeooo:paragraph-rsid="103d33d3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>
      <style:text-properties officeooo:paragraph-rsid="10783d40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c8364eb"/>
    </style:style>
    <style:style style:name="P76" style:family="paragraph" style:parent-style-name="Standard">
      <style:text-properties officeooo:paragraph-rsid="0ddfbc49"/>
    </style:style>
    <style:style style:name="P77" style:family="paragraph" style:parent-style-name="Standard">
      <style:text-properties officeooo:paragraph-rsid="0a0f8417"/>
    </style:style>
    <style:style style:name="P78" style:family="paragraph" style:parent-style-name="Standard">
      <style:text-properties officeooo:paragraph-rsid="110daef5"/>
    </style:style>
    <style:style style:name="P79" style:family="paragraph" style:parent-style-name="Standard">
      <style:text-properties officeooo:paragraph-rsid="1112168b"/>
    </style:style>
    <style:style style:name="P80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officeooo:rsid="1049ed3a"/>
    </style:style>
    <style:style style:name="T13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officeooo:rsid="10555e93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10a19599"/>
    </style:style>
    <style:style style:name="T191" style:family="text">
      <style:text-properties fo:language="en" fo:country="GB" officeooo:rsid="10b6b930"/>
    </style:style>
    <style:style style:name="T192" style:family="text">
      <style:text-properties fo:language="en" fo:country="GB" officeooo:rsid="104a6b49"/>
    </style:style>
    <style:style style:name="T19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7" style:family="text">
      <style:text-properties fo:language="en" fo:country="GB" officeooo:rsid="10555e93" style:font-size-asian="12pt" style:font-size-complex="12pt"/>
    </style:style>
    <style:style style:name="T198" style:family="text">
      <style:text-properties officeooo:rsid="0f981b1c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officeooo:rsid="10b6b930"/>
    </style:style>
    <style:style style:name="T217" style:family="text">
      <style:text-properties officeooo:rsid="10653724"/>
    </style:style>
    <style:style style:name="T218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7"><text:span text:style-name="T199">This </text:span><text:span text:style-name="T201"><text:user-field-get text:name="Distro">Ubuntu</text:user-field-get></text:span><text:span text:style-name="T200"><text:s/></text:span><text:span text:style-name="T202"><text:user-field-get text:name="Version">24.04 LTS</text:user-field-get></text:span><text:span text:style-name="T202"><text:s/>Desktop</text:span><text:span text:style-name="T199"> from April </text:span><text:span text:style-name="T203"><text:user-field-get text:name="Releaseyear">2024</text:user-field-get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6"><text:span text:style-name="Strong_20_Emphasis"><text:span text:style-name="T58"/></text:span></text:p>
      <text:p text:style-name="P27"><text:span text:style-name="Strong_20_Emphasis"><text:span text:style-name="T89"/></text:span></text:p>
      <text:p text:style-name="P25">Fill in the text box after &lt;...&gt;</text:p>
      <text:p text:style-name="P15"><text:span text:style-name="T193">&lt;user</text:span><text:span text:style-name="T158">&gt;</text:span><text:span text:style-name="T170"><text:tab/><text:tab/></text:span><text:span text:style-name="T179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7">e</text:span><text:span text:style-name="T175">.g.</text:span><text:span text:style-name="T214"> </text:span><text:span text:style-name="T185">J</text:span><text:span text:style-name="T186">ohn Doe</text:span></text:p>
      <text:p text:style-name="P73"><text:span text:style-name="T11">&lt;</text:span><text:span text:style-name="T183">user</text:span><text:span text:style-name="T6">na</text:span><text:span text:style-name="T9">me</text:span><text:span text:style-name="T158">&gt;</text:span><text:span text:style-name="T181"><text:tab/><text:tab/><text:tab/> </text:span><text:span text:style-name="T181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81"><text:tab/></text:span><text:span text:style-name="T182">e</text:span><text:span text:style-name="T215">.g.</text:span><text:span text:style-name="T4"> </text:span><text:span text:style-name="T109">j</text:span><text:span text:style-name="T110">oh</text:span><text:span text:style-name="T109">n</text:span></text:p>
      <text:p text:style-name="P16"><text:span text:style-name="T11">&lt;</text:span><text:span text:style-name="T12">computername</text:span><text:span text:style-name="T158">&gt;</text:span><text:span text:style-name="T184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5">.g.</text:span><text:span text:style-name="T161"> </text:span><text:span text:style-name="T169">pc02</text:span></text:p>
      <text:p text:style-name="P17"><text:span text:style-name="T193">&lt;</text:span><text:span text:style-name="T159">user</text:span><text:span text:style-name="T158">&gt;</text:span><text:span text:style-name="T165"><text:tab/><text:tab/></text:span><text:span text:style-name="T179"> <text:tab/><text:tab/><text:tab/> </text:span><text:span text:style-name="T171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71"><text:tab/></text:span><text:span text:style-name="T177">i</text:span><text:span text:style-name="T176">.e.</text:span><text:span text:style-name="T172"> </text:span><text:span text:style-name="T173">additional </text:span><text:span text:style-name="T174">user</text:span><text:span text:style-name="T178">s</text:span></text:p>
      <text:p text:style-name="P73"><text:span text:style-name="T193">&lt;</text:span><text:span text:style-name="T159">user</text:span><text:span text:style-name="T160">n</text:span><text:span text:style-name="T157">a</text:span><text:span text:style-name="T158">me&gt;</text:span><text:span text:style-name="T156"><text:tab/><text:tab/><text:tab/> </text:span><text:span text:style-name="T181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81"><text:tab/></text:span><text:span text:style-name="T182">i</text:span><text:span text:style-name="T176">.e.</text:span><text:span text:style-name="T166"> </text:span><text:span text:style-name="T162">additional </text:span><text:span text:style-name="T163">user</text:span><text:span text:style-name="T164">s</text:span></text:p>
      <text:p text:style-name="P71"><text:span text:style-name="T217">r</text:span>eplace &lt;...&gt; in this checklist with the value in the text box.</text:p>
      <text:p text:style-name="P45"/>
      <text:p text:style-name="P45"/>
      <text:p text:style-name="P14"><text:span text:style-name="Strong_20_Emphasis"><text:span text:style-name="T131">Not yet on Linux?</text:span></text:span><text:span text:style-name="T101"><text:tab/></text:span><text:span text:style-name="T106">Use</text:span><text:span text:style-name="T102"> </text:span><text:span text:style-name="Strong_20_Emphasis"><text:span text:style-name="T107">Checklist </text:span></text:span><text:span text:style-name="Strong_20_Emphasis"><text:span text:style-name="T108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 </text:span><text:span text:style-name="T105">u</text:span><text:span text:style-name="T103">nder </text:span><text:span text:style-name="Strong_20_Emphasis"><text:span text:style-name="T132">Linux</text:span></text:span><text:span text:style-name="T104">.</text:span></text:p>
      <text:p text:style-name="P43"><text:span text:style-name="Strong_20_Emphasis"><text:span text:style-name="T122">New installation?<text:tab/></text:span></text:span><text:span text:style-name="T119"><text:tab/></text:span><text:span text:style-name="T121">Start at chapter</text:span><text:span text:style-name="T119">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Perform installation</text:bookmark-ref></text:span></text:span><text:span text:style-name="T120">.</text:span></text:p>
      <text:p text:style-name="P38"/>
      <text:p text:style-name="P38"/>
      <text:list text:style-name="L1">
        <text:list-item>
          <text:p text:style-name="P83"><text:bookmark-start text:name="__RefNumPara__4083_1271708128"/>Prepar<text:span text:style-name="T198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9"><text:span text:style-name="T25">Log in as </text:span><text:span text:style-name="T195">&lt;user</text:span><text:span text:style-name="T167">&gt;</text:span><text:span text:style-name="T5"><text:note text:id="ftn2" text:note-class="footnote"><text:note-citation>2</text:note-citation><text:note-body><text:p text:style-name="P52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3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8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80">Press the Super key (Windows, Command, or Magnifier key)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1"><text:span text:style-name="T13">Type the</text:span><text:span text:style-name="T15"> following</text:span><text:span text:style-name="T13"> two commands, each followed by the </text:span><text:span text:style-name="T197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8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3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0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7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r </text:span><text:span text:style-name="T205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7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69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8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7">karelzimmer.nl/en</text:span></text:a><text:span text:style-name="T63">, under </text:span><text:span text:style-name="Sterk_20_accent_20_voetnoot"><text:span text:style-name="T86">Linux</text:span></text:span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3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3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6">At</text:span> <text:span text:style-name="Strong_20_Emphasis"><text:span text:style-name="T218">Select your ke</text:span></text:span><text:span text:style-name="Strong_20_Emphasis"><text:span text:style-name="T216">yboard </text:span></text:span><text:span text:style-name="Strong_20_Emphasis"><text:span text:style-name="T21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1">Choose</text:span><text:span text:style-name="T189"> </text:span><text:span text:style-name="Strong_20_Emphasis"><text:span text:style-name="T189">English (US)</text:span></text:span><text:span text:style-name="T189"> </text:span><text:span text:style-name="T191">a</text:span><text:span text:style-name="T190">n</text:span><text:span text:style-name="T191">d </text:span><text:span text:style-name="T192">variant</text:span><text:span text:style-name="T191"> </text:span><text:span text:style-name="Strong_20_Emphasis"><text:span text:style-name="T190">English (US, intl., with dead keys)</text:span></text:span><text:span text:style-name="T190"> </text:span><text:span text:style-name="T130">and click </text:span><text:span text:style-name="Strong_20_Emphasis"><text:span text:style-name="T130">Next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1">At</text:span><text:span text:style-name="T142"> </text:span><text:span text:style-name="Strong_20_Emphasis"><text:span text:style-name="T143">What apps would you like to install to start with?</text:span></text:span><text:span text:style-name="T143"> </text:span><text:span text:style-name="T141">choose</text:span><text:span text:style-name="T143"> </text:span><text:span text:style-name="Strong_20_Emphasis"><text:span text:style-name="T143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9">At</text:span><text:span text:style-name="T135"> </text:span><text:span text:style-name="Strong_20_Emphasis"><text:span text:style-name="T140">Create your account</text:span>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6">E</text:span><text:span text:style-name="T135">nter your </text:span><text:span text:style-name="T151">Your n</text:span><text:span text:style-name="T150">ame </text:span><text:span text:style-name="T196">&lt;user</text:span><text:span text:style-name="T180">&gt;</text:span><text:span text:style-name="T147">, <text:line-break/></text:span><text:span text:style-name="T137">Y</text:span><text:span text:style-name="Strong_20_Emphasis"><text:span text:style-name="T136">our computer</text:span></text:span><text:span text:style-name="Strong_20_Emphasis"><text:span text:style-name="T137">'s name</text:span></text:span><text:span text:style-name="T7"> &lt;computerna</text:span><text:span text:style-name="T8">me&gt;</text:span><text:span text:style-name="T148">,</text:span><text:span text:style-name="Strong_20_Emphasis"><text:span text:style-name="T154"><text:line-break/></text:span></text:span><text:span text:style-name="Strong_20_Emphasis"><text:span text:style-name="T138">Pick</text:span></text:span><text:span text:style-name="Strong_20_Emphasis"><text:span text:style-name="T155"> a usernam</text:span></text:span><text:span text:style-name="T136">e</text:span><text:span text:style-name="T148"> &lt;</text:span><text:span text:style-name="T7">USERna</text:span><text:span text:style-name="T8">me&gt;</text:span><text:span text:style-name="T148">,</text:span><text:span text:style-name="Strong_20_Emphasis"><text:span text:style-name="T154"><text:line-break/></text:span></text:span><text:span text:style-name="T134">enter a </text:span><text:span text:style-name="Strong_20_Emphasis"><text:span text:style-name="T149">password</text:span></text:span><text:span text:style-name="T134"> twice </text:span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</table:table>
      <text:p text:style-name="P46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4">&lt;user</text:span><text:span text:style-name="T168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8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7">Press the Super key (Windows, Command, or Magnifier key)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4"><text:span text:style-name="T14">Type the </text:span><text:span text:style-name="T15">following </text:span><text:span text:style-name="T14">two commands, each followed by the </text:span><text:span text:style-name="T197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6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9" office:value-type="string">
            <text:p text:style-name="P2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3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0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5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0">Follow the instructions on the screen.</text:p>
          </table:table-cell>
        </table:table-row>
      </table:table>
      <text:p text:style-name="P47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3">et up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2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4"><text:span text:style-name="T24">Log in as</text:span><text:span text:style-name="T23"> </text:span><text:span text:style-name="T194">&lt;user</text:span><text:span text:style-name="T168">&gt;</text:span><text:span text:style-name="T34"><text:note text:id="ftn8" text:note-class="footnote"><text:note-citation>1</text:note-citation><text:note-body><text:p text:style-name="P53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42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2">Follow the welcome screens.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3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3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32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7" office:value-type="string">
            <text:p text:style-name="P31">Follow the instructions on the screen.</text:p>
          </table:table-cell>
        </table:table-row>
      </table:table>
      <text:p text:style-name="P37"/>
      <text:p text:style-name="P77"/>
      <text:p text:style-name="P44"><text:span text:style-name="T128">End of checklist,</text:span><text:span text:style-name="T129"> </text:span><text:span text:style-name="T125"><text:user-field-get text:name="Distro">Ubuntu</text:user-field-get></text:span><text:span text:style-name="T127"><text:s/></text:span><text:span text:style-name="T124"><text:user-field-get text:name="Version">24.04 LTS</text:user-field-get></text:span><text:span text:style-name="T124"><text:s/></text:span><text:span text:style-name="T126">Desktop</text:span><text:span text:style-name="T88"> </text:span><text:span text:style-name="T128">installation is complete.</text:span></text:p>
      <text:p text:style-name="P20"/>
      <text:p text:style-name="P18"><text:span text:style-name="T206">Written</text:span><text:span text:style-name="T207"> </text:span><text:span text:style-name="T206">by</text:span><text:span text:style-name="T207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08">.</text:span></text:p>
      <text:p text:style-name="P19"><text:span text:style-name="T211">License </text:span><text:span text:style-name="T209">C</text:span><text:span text:style-name="T210">C0</text:span><text:span text:style-name="T208"> 1.0 </text:span><text:span text:style-name="T21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3-06T19:12:44.687878964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2:44.568549570</dc:date>
    <meta:keyword>Installatie</meta:keyword>
    <meta:keyword>Checklist</meta:keyword>
    <meta:keyword>Linux</meta:keyword>
    <meta:editing-cycles>6976</meta:editing-cycles>
    <meta:editing-duration>P12DT7H49M12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508" meta:character-count="3104" meta:non-whitespace-character-count="2629"/>
    <meta:user-defined meta:name="Info 1"/>
    <meta:user-defined meta:name="Info 2"/>
    <meta:user-defined meta:name="Info 3"/>
    <meta:user-defined meta:name="Info 4"/>
  </office:meta>
</office:document-meta>
</file>